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21-04-06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20-07-30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8-05-03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10-17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06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0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14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19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22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05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10-01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0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4-2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02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14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21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29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07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0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11-05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2-05-30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2011-05-1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1999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1999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1999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1998-11-2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1998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1998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43920092412703</text:p>
          </table:table-cell>
          <table:table-cell office:value-type="string" calcext:value-type="string">
            <text:p>199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0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66" meta:object-count="0"/>
    <meta:user-defined meta:name="AppVersion">3.0</meta:user-defined>
  </office:meta>
</office:document-meta>
</file>